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First Pag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1111in" fo:line-height="107%"/>
      <style:text-properties fo:font-size="11pt" style:font-size-asian="11pt" style:font-size-complex="11pt" fo:language="en" fo:country="US" style:language-asian="en" style:country-asian="US"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5in" fo:page-height="11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ladimir Litvinchik</meta:initial-creator>
    <dc:creator>liosha</dc:creator>
    <meta:creation-date>2016-06-03T09:56:00Z</meta:creation-date>
    <dc:date>2016-06-03T09:56:00Z</dc:date>
    <meta:print-date>2015-07-14T11:29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10" meta:row-count="1" meta:non-whitespace-character-count="10"/>
  </office:meta>
</office:document-meta>
</file>